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ep=2.5mm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tep</text:p>
          </table:table-cell>
          <table:table-cell office:value-type="float" office:value="2.5">
            <text:p>2,5</text:p>
          </table:table-cell>
          <table:table-cell table:formula="of:=-[.B1]" office:value-type="float" office:value="-2.5">
            <text:p>-2,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3]+[.B$1]" office:value-type="float" office:value="2.5">
            <text:p>2,5</text:p>
          </table:table-cell>
          <table:table-cell table:formula="of:=[.C3]+[.C$1]" office:value-type="float" office:value="-2.5">
            <text:p>-2,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4]+[.B$1]" office:value-type="float" office:value="5">
            <text:p>5</text:p>
          </table:table-cell>
          <table:table-cell table:formula="of:=[.C4]+[.C$1]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5]+[.B$1]" office:value-type="float" office:value="7.5">
            <text:p>7,5</text:p>
          </table:table-cell>
          <table:table-cell table:formula="of:=[.C5]+[.C$1]" office:value-type="float" office:value="-7.5">
            <text:p>-7,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6]+[.B$1]" office:value-type="float" office:value="10">
            <text:p>10</text:p>
          </table:table-cell>
          <table:table-cell table:formula="of:=[.C6]+[.C$1]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7]+[.B$1]" office:value-type="float" office:value="12.5">
            <text:p>12,5</text:p>
          </table:table-cell>
          <table:table-cell table:formula="of:=[.C7]+[.C$1]" office:value-type="float" office:value="-12.5">
            <text:p>-12,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8]+[.B$1]" office:value-type="float" office:value="15">
            <text:p>15</text:p>
          </table:table-cell>
          <table:table-cell table:formula="of:=[.C8]+[.C$1]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9]+[.B$1]" office:value-type="float" office:value="17.5">
            <text:p>17,5</text:p>
          </table:table-cell>
          <table:table-cell table:formula="of:=[.C9]+[.C$1]" office:value-type="float" office:value="-17.5">
            <text:p>-17,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0]+[.B$1]" office:value-type="float" office:value="20">
            <text:p>20</text:p>
          </table:table-cell>
          <table:table-cell table:formula="of:=[.C10]+[.C$1]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1]+[.B$1]" office:value-type="float" office:value="22.5">
            <text:p>22,5</text:p>
          </table:table-cell>
          <table:table-cell table:formula="of:=[.C11]+[.C$1]" office:value-type="float" office:value="-22.5">
            <text:p>-22,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2]+[.B$1]" office:value-type="float" office:value="25">
            <text:p>25</text:p>
          </table:table-cell>
          <table:table-cell table:formula="of:=[.C12]+[.C$1]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3]+[.B$1]" office:value-type="float" office:value="27.5">
            <text:p>27,5</text:p>
          </table:table-cell>
          <table:table-cell table:formula="of:=[.C13]+[.C$1]" office:value-type="float" office:value="-27.5">
            <text:p>-27,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4]+[.B$1]" office:value-type="float" office:value="30">
            <text:p>30</text:p>
          </table:table-cell>
          <table:table-cell table:formula="of:=[.C14]+[.C$1]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5]+[.B$1]" office:value-type="float" office:value="32.5">
            <text:p>32,5</text:p>
          </table:table-cell>
          <table:table-cell table:formula="of:=[.C15]+[.C$1]" office:value-type="float" office:value="-32.5">
            <text:p>-32,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6]+[.B$1]" office:value-type="float" office:value="35">
            <text:p>35</text:p>
          </table:table-cell>
          <table:table-cell table:formula="of:=[.C16]+[.C$1]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7]+[.B$1]" office:value-type="float" office:value="37.5">
            <text:p>37,5</text:p>
          </table:table-cell>
          <table:table-cell table:formula="of:=[.C17]+[.C$1]" office:value-type="float" office:value="-37.5">
            <text:p>-37,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8]+[.B$1]" office:value-type="float" office:value="40">
            <text:p>40</text:p>
          </table:table-cell>
          <table:table-cell table:formula="of:=[.C18]+[.C$1]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9]+[.B$1]" office:value-type="float" office:value="42.5">
            <text:p>42,5</text:p>
          </table:table-cell>
          <table:table-cell table:formula="of:=[.C19]+[.C$1]" office:value-type="float" office:value="-42.5">
            <text:p>-42,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0]+[.B$1]" office:value-type="float" office:value="45">
            <text:p>45</text:p>
          </table:table-cell>
          <table:table-cell table:formula="of:=[.C20]+[.C$1]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1]+[.B$1]" office:value-type="float" office:value="47.5">
            <text:p>47,5</text:p>
          </table:table-cell>
          <table:table-cell table:formula="of:=[.C21]+[.C$1]" office:value-type="float" office:value="-47.5">
            <text:p>-47,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2]+[.B$1]" office:value-type="float" office:value="50">
            <text:p>50</text:p>
          </table:table-cell>
          <table:table-cell table:formula="of:=[.C22]+[.C$1]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3]+[.B$1]" office:value-type="float" office:value="52.5">
            <text:p>52,5</text:p>
          </table:table-cell>
          <table:table-cell table:formula="of:=[.C23]+[.C$1]" office:value-type="float" office:value="-52.5">
            <text:p>-52,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4]+[.B$1]" office:value-type="float" office:value="55">
            <text:p>55</text:p>
          </table:table-cell>
          <table:table-cell table:formula="of:=[.C24]+[.C$1]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5]+[.B$1]" office:value-type="float" office:value="57.5">
            <text:p>57,5</text:p>
          </table:table-cell>
          <table:table-cell table:formula="of:=[.C25]+[.C$1]" office:value-type="float" office:value="-57.5">
            <text:p>-57,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6]+[.B$1]" office:value-type="float" office:value="60">
            <text:p>60</text:p>
          </table:table-cell>
          <table:table-cell table:formula="of:=[.C26]+[.C$1]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7]+[.B$1]" office:value-type="float" office:value="62.5">
            <text:p>62,5</text:p>
          </table:table-cell>
          <table:table-cell table:formula="of:=[.C27]+[.C$1]" office:value-type="float" office:value="-62.5">
            <text:p>-62,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8]+[.B$1]" office:value-type="float" office:value="65">
            <text:p>65</text:p>
          </table:table-cell>
          <table:table-cell table:formula="of:=[.C28]+[.C$1]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29]+[.B$1]" office:value-type="float" office:value="67.5">
            <text:p>67,5</text:p>
          </table:table-cell>
          <table:table-cell table:formula="of:=[.C29]+[.C$1]" office:value-type="float" office:value="-67.5">
            <text:p>-67,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30]+[.B$1]" office:value-type="float" office:value="70">
            <text:p>70</text:p>
          </table:table-cell>
          <table:table-cell table:formula="of:=[.C30]+[.C$1]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31]+[.B$1]" office:value-type="float" office:value="72.5">
            <text:p>72,5</text:p>
          </table:table-cell>
          <table:table-cell table:formula="of:=[.C31]+[.C$1]" office:value-type="float" office:value="-72.5">
            <text:p>-72,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2]+[.B$1]" office:value-type="float" office:value="75">
            <text:p>75</text:p>
          </table:table-cell>
          <table:table-cell table:formula="of:=[.C32]+[.C$1]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3]+[.B$1]" office:value-type="float" office:value="77.5">
            <text:p>77,5</text:p>
          </table:table-cell>
          <table:table-cell table:formula="of:=[.C33]+[.C$1]" office:value-type="float" office:value="-77.5">
            <text:p>-77,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4]+[.B$1]" office:value-type="float" office:value="80">
            <text:p>80</text:p>
          </table:table-cell>
          <table:table-cell table:formula="of:=[.C34]+[.C$1]" office:value-type="float" office:value="-80">
            <text:p>-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5]+[.B$1]" office:value-type="float" office:value="82.5">
            <text:p>82,5</text:p>
          </table:table-cell>
          <table:table-cell table:formula="of:=[.C35]+[.C$1]" office:value-type="float" office:value="-82.5">
            <text:p>-82,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6]+[.B$1]" office:value-type="float" office:value="85">
            <text:p>85</text:p>
          </table:table-cell>
          <table:table-cell table:formula="of:=[.C36]+[.C$1]" office:value-type="float" office:value="-85">
            <text:p>-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7]+[.B$1]" office:value-type="float" office:value="87.5">
            <text:p>87,5</text:p>
          </table:table-cell>
          <table:table-cell table:formula="of:=[.C37]+[.C$1]" office:value-type="float" office:value="-87.5">
            <text:p>-87,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38]+[.B$1]" office:value-type="float" office:value="90">
            <text:p>90</text:p>
          </table:table-cell>
          <table:table-cell table:formula="of:=[.C38]+[.C$1]" office:value-type="float" office:value="-90">
            <text:p>-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39]+[.B$1]" office:value-type="float" office:value="92.5">
            <text:p>92,5</text:p>
          </table:table-cell>
          <table:table-cell table:formula="of:=[.C39]+[.C$1]" office:value-type="float" office:value="-92.5">
            <text:p>-92,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40]+[.B$1]" office:value-type="float" office:value="95">
            <text:p>95</text:p>
          </table:table-cell>
          <table:table-cell table:formula="of:=[.C40]+[.C$1]" office:value-type="float" office:value="-95">
            <text:p>-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41]+[.B$1]" office:value-type="float" office:value="97.5">
            <text:p>97,5</text:p>
          </table:table-cell>
          <table:table-cell table:formula="of:=[.C41]+[.C$1]" office:value-type="float" office:value="-97.5">
            <text:p>-97,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2]+[.B$1]" office:value-type="float" office:value="100">
            <text:p>100</text:p>
          </table:table-cell>
          <table:table-cell table:formula="of:=[.C42]+[.C$1]" office:value-type="float" office:value="-100">
            <text:p>-1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3]+[.B$1]" office:value-type="float" office:value="102.5">
            <text:p>102,5</text:p>
          </table:table-cell>
          <table:table-cell table:formula="of:=[.C43]+[.C$1]" office:value-type="float" office:value="-102.5">
            <text:p>-102,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4]+[.B$1]" office:value-type="float" office:value="105">
            <text:p>105</text:p>
          </table:table-cell>
          <table:table-cell table:formula="of:=[.C44]+[.C$1]" office:value-type="float" office:value="-105">
            <text:p>-1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5]+[.B$1]" office:value-type="float" office:value="107.5">
            <text:p>107,5</text:p>
          </table:table-cell>
          <table:table-cell table:formula="of:=[.C45]+[.C$1]" office:value-type="float" office:value="-107.5">
            <text:p>-107,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6]+[.B$1]" office:value-type="float" office:value="110">
            <text:p>110</text:p>
          </table:table-cell>
          <table:table-cell table:formula="of:=[.C46]+[.C$1]" office:value-type="float" office:value="-110">
            <text:p>-1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7]+[.B$1]" office:value-type="float" office:value="112.5">
            <text:p>112,5</text:p>
          </table:table-cell>
          <table:table-cell table:formula="of:=[.C47]+[.C$1]" office:value-type="float" office:value="-112.5">
            <text:p>-112,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8]+[.B$1]" office:value-type="float" office:value="115">
            <text:p>115</text:p>
          </table:table-cell>
          <table:table-cell table:formula="of:=[.C48]+[.C$1]" office:value-type="float" office:value="-115">
            <text:p>-1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49]+[.B$1]" office:value-type="float" office:value="117.5">
            <text:p>117,5</text:p>
          </table:table-cell>
          <table:table-cell table:formula="of:=[.C49]+[.C$1]" office:value-type="float" office:value="-117.5">
            <text:p>-117,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50]+[.B$1]" office:value-type="float" office:value="120">
            <text:p>120</text:p>
          </table:table-cell>
          <table:table-cell table:formula="of:=[.C50]+[.C$1]" office:value-type="float" office:value="-120">
            <text:p>-1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51]+[.B$1]" office:value-type="float" office:value="122.5">
            <text:p>122,5</text:p>
          </table:table-cell>
          <table:table-cell table:formula="of:=[.C51]+[.C$1]" office:value-type="float" office:value="-122.5">
            <text:p>-122,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52]+[.B$1]" office:value-type="float" office:value="125">
            <text:p>125</text:p>
          </table:table-cell>
          <table:table-cell table:formula="of:=[.C52]+[.C$1]" office:value-type="float" office:value="-125">
            <text:p>-1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53]+[.B$1]" office:value-type="float" office:value="127.5">
            <text:p>127,5</text:p>
          </table:table-cell>
          <table:table-cell table:formula="of:=[.C53]+[.C$1]" office:value-type="float" office:value="-127.5">
            <text:p>-127,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54]+[.B$1]" office:value-type="float" office:value="130">
            <text:p>130</text:p>
          </table:table-cell>
          <table:table-cell table:formula="of:=[.C54]+[.C$1]" office:value-type="float" office:value="-130">
            <text:p>-13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55]+[.B$1]" office:value-type="float" office:value="132.5">
            <text:p>132,5</text:p>
          </table:table-cell>
          <table:table-cell table:formula="of:=[.C55]+[.C$1]" office:value-type="float" office:value="-132.5">
            <text:p>-132,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56]+[.B$1]" office:value-type="float" office:value="135">
            <text:p>135</text:p>
          </table:table-cell>
          <table:table-cell table:formula="of:=[.C56]+[.C$1]" office:value-type="float" office:value="-135">
            <text:p>-1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57]+[.B$1]" office:value-type="float" office:value="137.5">
            <text:p>137,5</text:p>
          </table:table-cell>
          <table:table-cell table:formula="of:=[.C57]+[.C$1]" office:value-type="float" office:value="-137.5">
            <text:p>-137,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8]+[.B$1]" office:value-type="float" office:value="140">
            <text:p>140</text:p>
          </table:table-cell>
          <table:table-cell table:formula="of:=[.C58]+[.C$1]" office:value-type="float" office:value="-140">
            <text:p>-1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59]+[.B$1]" office:value-type="float" office:value="142.5">
            <text:p>142,5</text:p>
          </table:table-cell>
          <table:table-cell table:formula="of:=[.C59]+[.C$1]" office:value-type="float" office:value="-142.5">
            <text:p>-142,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60]+[.B$1]" office:value-type="float" office:value="145">
            <text:p>145</text:p>
          </table:table-cell>
          <table:table-cell table:formula="of:=[.C60]+[.C$1]" office:value-type="float" office:value="-145">
            <text:p>-1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61]+[.B$1]" office:value-type="float" office:value="147.5">
            <text:p>147,5</text:p>
          </table:table-cell>
          <table:table-cell table:formula="of:=[.C61]+[.C$1]" office:value-type="float" office:value="-147.5">
            <text:p>-147,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2]+[.B$1]" office:value-type="float" office:value="150">
            <text:p>150</text:p>
          </table:table-cell>
          <table:table-cell table:formula="of:=[.C62]+[.C$1]" office:value-type="float" office:value="-150">
            <text:p>-1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63]+[.B$1]" office:value-type="float" office:value="152.5">
            <text:p>152,5</text:p>
          </table:table-cell>
          <table:table-cell table:formula="of:=[.C63]+[.C$1]" office:value-type="float" office:value="-152.5">
            <text:p>-152,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64]+[.B$1]" office:value-type="float" office:value="155">
            <text:p>155</text:p>
          </table:table-cell>
          <table:table-cell table:formula="of:=[.C64]+[.C$1]" office:value-type="float" office:value="-155">
            <text:p>-1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65]+[.B$1]" office:value-type="float" office:value="157.5">
            <text:p>157,5</text:p>
          </table:table-cell>
          <table:table-cell table:formula="of:=[.C65]+[.C$1]" office:value-type="float" office:value="-157.5">
            <text:p>-157,5</text:p>
          </table:table-cell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CONCATENATE(&quot;a&quot;;[.A1])" office:value-type="string" office:string-value="a1">
            <text:p>a1</text:p>
          </table:table-cell>
          <table:table-cell table:formula="of:=CONCATENATE(&quot;b&quot;;[.A1])" office:value-type="string" office:string-value="b1">
            <text:p>b1</text:p>
          </table:table-cell>
          <table:table-cell office:value-type="float" office:value="1">
            <text:p>1</text:p>
          </table:table-cell>
          <table:table-cell table:formula="of:=CONCATENATE(&quot;a&quot;;[.D1])" office:value-type="string" office:string-value="a1">
            <text:p>a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a&quot;;[.A2])" office:value-type="string" office:string-value="a2">
            <text:p>a2</text:p>
          </table:table-cell>
          <table:table-cell table:formula="of:=CONCATENATE(&quot;b&quot;;[.A2])" office:value-type="string" office:string-value="b2">
            <text:p>b2</text:p>
          </table:table-cell>
          <table:table-cell office:value-type="float" office:value="1">
            <text:p>1</text:p>
          </table:table-cell>
          <table:table-cell table:formula="of:=CONCATENATE(&quot;b&quot;;[.D2])" office:value-type="string" office:string-value="b1">
            <text:p>b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a&quot;;[.A3])" office:value-type="string" office:string-value="a3">
            <text:p>a3</text:p>
          </table:table-cell>
          <table:table-cell table:formula="of:=CONCATENATE(&quot;b&quot;;[.A3])" office:value-type="string" office:string-value="b3">
            <text:p>b3</text:p>
          </table:table-cell>
          <table:table-cell office:value-type="float" office:value="2">
            <text:p>2</text:p>
          </table:table-cell>
          <table:table-cell table:formula="of:=CONCATENATE(&quot;a&quot;;[.D3])" office:value-type="string" office:string-value="a2">
            <text:p>a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CONCATENATE(&quot;a&quot;;[.A4])" office:value-type="string" office:string-value="a4">
            <text:p>a4</text:p>
          </table:table-cell>
          <table:table-cell table:formula="of:=CONCATENATE(&quot;b&quot;;[.A4])" office:value-type="string" office:string-value="b4">
            <text:p>b4</text:p>
          </table:table-cell>
          <table:table-cell office:value-type="float" office:value="2">
            <text:p>2</text:p>
          </table:table-cell>
          <table:table-cell table:formula="of:=CONCATENATE(&quot;b&quot;;[.D4])" office:value-type="string" office:string-value="b2">
            <text:p>b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NCATENATE(&quot;a&quot;;[.A5])" office:value-type="string" office:string-value="a5">
            <text:p>a5</text:p>
          </table:table-cell>
          <table:table-cell table:formula="of:=CONCATENATE(&quot;b&quot;;[.A5])" office:value-type="string" office:string-value="b5">
            <text:p>b5</text:p>
          </table:table-cell>
          <table:table-cell office:value-type="float" office:value="3">
            <text:p>3</text:p>
          </table:table-cell>
          <table:table-cell table:formula="of:=CONCATENATE(&quot;a&quot;;[.D5])" office:value-type="string" office:string-value="a3">
            <text:p>a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CONCATENATE(&quot;a&quot;;[.A6])" office:value-type="string" office:string-value="a6">
            <text:p>a6</text:p>
          </table:table-cell>
          <table:table-cell table:formula="of:=CONCATENATE(&quot;b&quot;;[.A6])" office:value-type="string" office:string-value="b6">
            <text:p>b6</text:p>
          </table:table-cell>
          <table:table-cell office:value-type="float" office:value="3">
            <text:p>3</text:p>
          </table:table-cell>
          <table:table-cell table:formula="of:=CONCATENATE(&quot;b&quot;;[.D6])" office:value-type="string" office:string-value="b3">
            <text:p>b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CONCATENATE(&quot;a&quot;;[.A7])" office:value-type="string" office:string-value="a7">
            <text:p>a7</text:p>
          </table:table-cell>
          <table:table-cell table:formula="of:=CONCATENATE(&quot;b&quot;;[.A7])" office:value-type="string" office:string-value="b7">
            <text:p>b7</text:p>
          </table:table-cell>
          <table:table-cell table:formula="of:=[.D5]+1" office:value-type="float" office:value="4">
            <text:p>4</text:p>
          </table:table-cell>
          <table:table-cell table:formula="of:=CONCATENATE(&quot;a&quot;;[.D7])" office:value-type="string" office:string-value="a4">
            <text:p>a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CONCATENATE(&quot;a&quot;;[.A8])" office:value-type="string" office:string-value="a8">
            <text:p>a8</text:p>
          </table:table-cell>
          <table:table-cell table:formula="of:=CONCATENATE(&quot;b&quot;;[.A8])" office:value-type="string" office:string-value="b8">
            <text:p>b8</text:p>
          </table:table-cell>
          <table:table-cell table:formula="of:=[.D6]+1" office:value-type="float" office:value="4">
            <text:p>4</text:p>
          </table:table-cell>
          <table:table-cell table:formula="of:=CONCATENATE(&quot;b&quot;;[.D8])" office:value-type="string" office:string-value="b4">
            <text:p>b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CONCATENATE(&quot;a&quot;;[.A9])" office:value-type="string" office:string-value="a9">
            <text:p>a9</text:p>
          </table:table-cell>
          <table:table-cell table:formula="of:=CONCATENATE(&quot;b&quot;;[.A9])" office:value-type="string" office:string-value="b9">
            <text:p>b9</text:p>
          </table:table-cell>
          <table:table-cell table:formula="of:=[.D7]+1" office:value-type="float" office:value="5">
            <text:p>5</text:p>
          </table:table-cell>
          <table:table-cell table:formula="of:=CONCATENATE(&quot;a&quot;;[.D9])" office:value-type="string" office:string-value="a5">
            <text:p>a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CONCATENATE(&quot;a&quot;;[.A10])" office:value-type="string" office:string-value="a10">
            <text:p>a10</text:p>
          </table:table-cell>
          <table:table-cell table:formula="of:=CONCATENATE(&quot;b&quot;;[.A10])" office:value-type="string" office:string-value="b10">
            <text:p>b10</text:p>
          </table:table-cell>
          <table:table-cell table:formula="of:=[.D8]+1" office:value-type="float" office:value="5">
            <text:p>5</text:p>
          </table:table-cell>
          <table:table-cell table:formula="of:=CONCATENATE(&quot;b&quot;;[.D10])" office:value-type="string" office:string-value="b5">
            <text:p>b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CONCATENATE(&quot;a&quot;;[.A11])" office:value-type="string" office:string-value="a11">
            <text:p>a11</text:p>
          </table:table-cell>
          <table:table-cell table:formula="of:=CONCATENATE(&quot;b&quot;;[.A11])" office:value-type="string" office:string-value="b11">
            <text:p>b11</text:p>
          </table:table-cell>
          <table:table-cell table:formula="of:=[.D9]+1" office:value-type="float" office:value="6">
            <text:p>6</text:p>
          </table:table-cell>
          <table:table-cell table:formula="of:=CONCATENATE(&quot;a&quot;;[.D11])" office:value-type="string" office:string-value="a6">
            <text:p>a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CONCATENATE(&quot;a&quot;;[.A12])" office:value-type="string" office:string-value="a12">
            <text:p>a12</text:p>
          </table:table-cell>
          <table:table-cell table:formula="of:=CONCATENATE(&quot;b&quot;;[.A12])" office:value-type="string" office:string-value="b12">
            <text:p>b12</text:p>
          </table:table-cell>
          <table:table-cell table:formula="of:=[.D10]+1" office:value-type="float" office:value="6">
            <text:p>6</text:p>
          </table:table-cell>
          <table:table-cell table:formula="of:=CONCATENATE(&quot;b&quot;;[.D12])" office:value-type="string" office:string-value="b6">
            <text:p>b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CONCATENATE(&quot;a&quot;;[.A13])" office:value-type="string" office:string-value="a13">
            <text:p>a13</text:p>
          </table:table-cell>
          <table:table-cell table:formula="of:=CONCATENATE(&quot;b&quot;;[.A13])" office:value-type="string" office:string-value="b13">
            <text:p>b13</text:p>
          </table:table-cell>
          <table:table-cell table:formula="of:=[.D11]+1" office:value-type="float" office:value="7">
            <text:p>7</text:p>
          </table:table-cell>
          <table:table-cell table:formula="of:=CONCATENATE(&quot;a&quot;;[.D13])" office:value-type="string" office:string-value="a7">
            <text:p>a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CONCATENATE(&quot;a&quot;;[.A14])" office:value-type="string" office:string-value="a14">
            <text:p>a14</text:p>
          </table:table-cell>
          <table:table-cell table:formula="of:=CONCATENATE(&quot;b&quot;;[.A14])" office:value-type="string" office:string-value="b14">
            <text:p>b14</text:p>
          </table:table-cell>
          <table:table-cell table:formula="of:=[.D12]+1" office:value-type="float" office:value="7">
            <text:p>7</text:p>
          </table:table-cell>
          <table:table-cell table:formula="of:=CONCATENATE(&quot;b&quot;;[.D14])" office:value-type="string" office:string-value="b7">
            <text:p>b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CONCATENATE(&quot;a&quot;;[.A15])" office:value-type="string" office:string-value="a15">
            <text:p>a15</text:p>
          </table:table-cell>
          <table:table-cell table:formula="of:=CONCATENATE(&quot;b&quot;;[.A15])" office:value-type="string" office:string-value="b15">
            <text:p>b15</text:p>
          </table:table-cell>
          <table:table-cell table:formula="of:=[.D13]+1" office:value-type="float" office:value="8">
            <text:p>8</text:p>
          </table:table-cell>
          <table:table-cell table:formula="of:=CONCATENATE(&quot;a&quot;;[.D15])" office:value-type="string" office:string-value="a8">
            <text:p>a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CONCATENATE(&quot;a&quot;;[.A16])" office:value-type="string" office:string-value="a16">
            <text:p>a16</text:p>
          </table:table-cell>
          <table:table-cell table:formula="of:=CONCATENATE(&quot;b&quot;;[.A16])" office:value-type="string" office:string-value="b16">
            <text:p>b16</text:p>
          </table:table-cell>
          <table:table-cell table:formula="of:=[.D14]+1" office:value-type="float" office:value="8">
            <text:p>8</text:p>
          </table:table-cell>
          <table:table-cell table:formula="of:=CONCATENATE(&quot;b&quot;;[.D16])" office:value-type="string" office:string-value="b8">
            <text:p>b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CONCATENATE(&quot;a&quot;;[.A17])" office:value-type="string" office:string-value="a17">
            <text:p>a17</text:p>
          </table:table-cell>
          <table:table-cell table:formula="of:=CONCATENATE(&quot;b&quot;;[.A17])" office:value-type="string" office:string-value="b17">
            <text:p>b17</text:p>
          </table:table-cell>
          <table:table-cell table:formula="of:=[.D15]+1" office:value-type="float" office:value="9">
            <text:p>9</text:p>
          </table:table-cell>
          <table:table-cell table:formula="of:=CONCATENATE(&quot;a&quot;;[.D17])" office:value-type="string" office:string-value="a9">
            <text:p>a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CONCATENATE(&quot;a&quot;;[.A18])" office:value-type="string" office:string-value="a18">
            <text:p>a18</text:p>
          </table:table-cell>
          <table:table-cell table:formula="of:=CONCATENATE(&quot;b&quot;;[.A18])" office:value-type="string" office:string-value="b18">
            <text:p>b18</text:p>
          </table:table-cell>
          <table:table-cell table:formula="of:=[.D16]+1" office:value-type="float" office:value="9">
            <text:p>9</text:p>
          </table:table-cell>
          <table:table-cell table:formula="of:=CONCATENATE(&quot;b&quot;;[.D18])" office:value-type="string" office:string-value="b9">
            <text:p>b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CONCATENATE(&quot;a&quot;;[.A19])" office:value-type="string" office:string-value="a19">
            <text:p>a19</text:p>
          </table:table-cell>
          <table:table-cell table:formula="of:=CONCATENATE(&quot;b&quot;;[.A19])" office:value-type="string" office:string-value="b19">
            <text:p>b19</text:p>
          </table:table-cell>
          <table:table-cell table:formula="of:=[.D17]+1" office:value-type="float" office:value="10">
            <text:p>10</text:p>
          </table:table-cell>
          <table:table-cell table:formula="of:=CONCATENATE(&quot;a&quot;;[.D19])" office:value-type="string" office:string-value="a10">
            <text:p>a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CONCATENATE(&quot;a&quot;;[.A20])" office:value-type="string" office:string-value="a20">
            <text:p>a20</text:p>
          </table:table-cell>
          <table:table-cell table:formula="of:=CONCATENATE(&quot;b&quot;;[.A20])" office:value-type="string" office:string-value="b20">
            <text:p>b20</text:p>
          </table:table-cell>
          <table:table-cell table:formula="of:=[.D18]+1" office:value-type="float" office:value="10">
            <text:p>10</text:p>
          </table:table-cell>
          <table:table-cell table:formula="of:=CONCATENATE(&quot;b&quot;;[.D20])" office:value-type="string" office:string-value="b10">
            <text:p>b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CONCATENATE(&quot;a&quot;;[.A21])" office:value-type="string" office:string-value="a21">
            <text:p>a21</text:p>
          </table:table-cell>
          <table:table-cell table:formula="of:=CONCATENATE(&quot;b&quot;;[.A21])" office:value-type="string" office:string-value="b21">
            <text:p>b21</text:p>
          </table:table-cell>
          <table:table-cell table:formula="of:=[.D19]+1" office:value-type="float" office:value="11">
            <text:p>11</text:p>
          </table:table-cell>
          <table:table-cell table:formula="of:=CONCATENATE(&quot;a&quot;;[.D21])" office:value-type="string" office:string-value="a11">
            <text:p>a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CONCATENATE(&quot;a&quot;;[.A22])" office:value-type="string" office:string-value="a22">
            <text:p>a22</text:p>
          </table:table-cell>
          <table:table-cell table:formula="of:=CONCATENATE(&quot;b&quot;;[.A22])" office:value-type="string" office:string-value="b22">
            <text:p>b22</text:p>
          </table:table-cell>
          <table:table-cell table:formula="of:=[.D20]+1" office:value-type="float" office:value="11">
            <text:p>11</text:p>
          </table:table-cell>
          <table:table-cell table:formula="of:=CONCATENATE(&quot;b&quot;;[.D22])" office:value-type="string" office:string-value="b11">
            <text:p>b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CONCATENATE(&quot;a&quot;;[.A23])" office:value-type="string" office:string-value="a23">
            <text:p>a23</text:p>
          </table:table-cell>
          <table:table-cell table:formula="of:=CONCATENATE(&quot;b&quot;;[.A23])" office:value-type="string" office:string-value="b23">
            <text:p>b23</text:p>
          </table:table-cell>
          <table:table-cell table:formula="of:=[.D21]+1" office:value-type="float" office:value="12">
            <text:p>12</text:p>
          </table:table-cell>
          <table:table-cell table:formula="of:=CONCATENATE(&quot;a&quot;;[.D23])" office:value-type="string" office:string-value="a12">
            <text:p>a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CONCATENATE(&quot;a&quot;;[.A24])" office:value-type="string" office:string-value="a24">
            <text:p>a24</text:p>
          </table:table-cell>
          <table:table-cell table:formula="of:=CONCATENATE(&quot;b&quot;;[.A24])" office:value-type="string" office:string-value="b24">
            <text:p>b24</text:p>
          </table:table-cell>
          <table:table-cell table:formula="of:=[.D22]+1" office:value-type="float" office:value="12">
            <text:p>12</text:p>
          </table:table-cell>
          <table:table-cell table:formula="of:=CONCATENATE(&quot;b&quot;;[.D24])" office:value-type="string" office:string-value="b12">
            <text:p>b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CONCATENATE(&quot;a&quot;;[.A25])" office:value-type="string" office:string-value="a25">
            <text:p>a25</text:p>
          </table:table-cell>
          <table:table-cell table:formula="of:=CONCATENATE(&quot;b&quot;;[.A25])" office:value-type="string" office:string-value="b25">
            <text:p>b25</text:p>
          </table:table-cell>
          <table:table-cell table:formula="of:=[.D23]+1" office:value-type="float" office:value="13">
            <text:p>13</text:p>
          </table:table-cell>
          <table:table-cell table:formula="of:=CONCATENATE(&quot;a&quot;;[.D25])" office:value-type="string" office:string-value="a13">
            <text:p>a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CONCATENATE(&quot;a&quot;;[.A26])" office:value-type="string" office:string-value="a26">
            <text:p>a26</text:p>
          </table:table-cell>
          <table:table-cell table:formula="of:=CONCATENATE(&quot;b&quot;;[.A26])" office:value-type="string" office:string-value="b26">
            <text:p>b26</text:p>
          </table:table-cell>
          <table:table-cell table:formula="of:=[.D24]+1" office:value-type="float" office:value="13">
            <text:p>13</text:p>
          </table:table-cell>
          <table:table-cell table:formula="of:=CONCATENATE(&quot;b&quot;;[.D26])" office:value-type="string" office:string-value="b13">
            <text:p>b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CONCATENATE(&quot;a&quot;;[.A27])" office:value-type="string" office:string-value="a27">
            <text:p>a27</text:p>
          </table:table-cell>
          <table:table-cell table:formula="of:=CONCATENATE(&quot;b&quot;;[.A27])" office:value-type="string" office:string-value="b27">
            <text:p>b27</text:p>
          </table:table-cell>
          <table:table-cell table:formula="of:=[.D25]+1" office:value-type="float" office:value="14">
            <text:p>14</text:p>
          </table:table-cell>
          <table:table-cell table:formula="of:=CONCATENATE(&quot;a&quot;;[.D27])" office:value-type="string" office:string-value="a14">
            <text:p>a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CONCATENATE(&quot;a&quot;;[.A28])" office:value-type="string" office:string-value="a28">
            <text:p>a28</text:p>
          </table:table-cell>
          <table:table-cell table:formula="of:=CONCATENATE(&quot;b&quot;;[.A28])" office:value-type="string" office:string-value="b28">
            <text:p>b28</text:p>
          </table:table-cell>
          <table:table-cell table:formula="of:=[.D26]+1" office:value-type="float" office:value="14">
            <text:p>14</text:p>
          </table:table-cell>
          <table:table-cell table:formula="of:=CONCATENATE(&quot;b&quot;;[.D28])" office:value-type="string" office:string-value="b14">
            <text:p>b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CONCATENATE(&quot;a&quot;;[.A29])" office:value-type="string" office:string-value="a29">
            <text:p>a29</text:p>
          </table:table-cell>
          <table:table-cell table:formula="of:=CONCATENATE(&quot;b&quot;;[.A29])" office:value-type="string" office:string-value="b29">
            <text:p>b29</text:p>
          </table:table-cell>
          <table:table-cell table:formula="of:=[.D27]+1" office:value-type="float" office:value="15">
            <text:p>15</text:p>
          </table:table-cell>
          <table:table-cell table:formula="of:=CONCATENATE(&quot;a&quot;;[.D29])" office:value-type="string" office:string-value="a15">
            <text:p>a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CONCATENATE(&quot;a&quot;;[.A30])" office:value-type="string" office:string-value="a30">
            <text:p>a30</text:p>
          </table:table-cell>
          <table:table-cell table:formula="of:=CONCATENATE(&quot;b&quot;;[.A30])" office:value-type="string" office:string-value="b30">
            <text:p>b30</text:p>
          </table:table-cell>
          <table:table-cell table:formula="of:=[.D28]+1" office:value-type="float" office:value="15">
            <text:p>15</text:p>
          </table:table-cell>
          <table:table-cell table:formula="of:=CONCATENATE(&quot;b&quot;;[.D30])" office:value-type="string" office:string-value="b15">
            <text:p>b1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CONCATENATE(&quot;a&quot;;[.A31])" office:value-type="string" office:string-value="a31">
            <text:p>a31</text:p>
          </table:table-cell>
          <table:table-cell table:formula="of:=CONCATENATE(&quot;b&quot;;[.A31])" office:value-type="string" office:string-value="b31">
            <text:p>b31</text:p>
          </table:table-cell>
          <table:table-cell table:formula="of:=[.D29]+1" office:value-type="float" office:value="16">
            <text:p>16</text:p>
          </table:table-cell>
          <table:table-cell table:formula="of:=CONCATENATE(&quot;a&quot;;[.D31])" office:value-type="string" office:string-value="a16">
            <text:p>a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CONCATENATE(&quot;a&quot;;[.A32])" office:value-type="string" office:string-value="a32">
            <text:p>a32</text:p>
          </table:table-cell>
          <table:table-cell table:formula="of:=CONCATENATE(&quot;b&quot;;[.A32])" office:value-type="string" office:string-value="b32">
            <text:p>b32</text:p>
          </table:table-cell>
          <table:table-cell table:formula="of:=[.D30]+1" office:value-type="float" office:value="16">
            <text:p>16</text:p>
          </table:table-cell>
          <table:table-cell table:formula="of:=CONCATENATE(&quot;b&quot;;[.D32])" office:value-type="string" office:string-value="b16">
            <text:p>b16</text:p>
          </table:table-cell>
        </table:table-row>
        <table:table-row table:style-name="ro1">
          <table:table-cell table:number-columns-repeated="3"/>
          <table:table-cell table:formula="of:=[.D31]+1" office:value-type="float" office:value="17">
            <text:p>17</text:p>
          </table:table-cell>
          <table:table-cell table:formula="of:=CONCATENATE(&quot;a&quot;;[.D33])" office:value-type="string" office:string-value="a17">
            <text:p>a17</text:p>
          </table:table-cell>
        </table:table-row>
        <table:table-row table:style-name="ro1">
          <table:table-cell table:number-columns-repeated="3"/>
          <table:table-cell table:formula="of:=[.D32]+1" office:value-type="float" office:value="17">
            <text:p>17</text:p>
          </table:table-cell>
          <table:table-cell table:formula="of:=CONCATENATE(&quot;b&quot;;[.D34])" office:value-type="string" office:string-value="b17">
            <text:p>b17</text:p>
          </table:table-cell>
        </table:table-row>
        <table:table-row table:style-name="ro1">
          <table:table-cell table:number-columns-repeated="3"/>
          <table:table-cell table:formula="of:=[.D33]+1" office:value-type="float" office:value="18">
            <text:p>18</text:p>
          </table:table-cell>
          <table:table-cell table:formula="of:=CONCATENATE(&quot;a&quot;;[.D35])" office:value-type="string" office:string-value="a18">
            <text:p>a18</text:p>
          </table:table-cell>
        </table:table-row>
        <table:table-row table:style-name="ro1">
          <table:table-cell table:number-columns-repeated="3"/>
          <table:table-cell table:formula="of:=[.D34]+1" office:value-type="float" office:value="18">
            <text:p>18</text:p>
          </table:table-cell>
          <table:table-cell table:formula="of:=CONCATENATE(&quot;b&quot;;[.D36])" office:value-type="string" office:string-value="b18">
            <text:p>b18</text:p>
          </table:table-cell>
        </table:table-row>
        <table:table-row table:style-name="ro1">
          <table:table-cell table:number-columns-repeated="3"/>
          <table:table-cell table:formula="of:=[.D35]+1" office:value-type="float" office:value="19">
            <text:p>19</text:p>
          </table:table-cell>
          <table:table-cell table:formula="of:=CONCATENATE(&quot;a&quot;;[.D37])" office:value-type="string" office:string-value="a19">
            <text:p>a19</text:p>
          </table:table-cell>
        </table:table-row>
        <table:table-row table:style-name="ro1">
          <table:table-cell table:number-columns-repeated="3"/>
          <table:table-cell table:formula="of:=[.D36]+1" office:value-type="float" office:value="19">
            <text:p>19</text:p>
          </table:table-cell>
          <table:table-cell table:formula="of:=CONCATENATE(&quot;b&quot;;[.D38])" office:value-type="string" office:string-value="b19">
            <text:p>b19</text:p>
          </table:table-cell>
        </table:table-row>
        <table:table-row table:style-name="ro1">
          <table:table-cell table:number-columns-repeated="3"/>
          <table:table-cell table:formula="of:=[.D37]+1" office:value-type="float" office:value="20">
            <text:p>20</text:p>
          </table:table-cell>
          <table:table-cell table:formula="of:=CONCATENATE(&quot;a&quot;;[.D39])" office:value-type="string" office:string-value="a20">
            <text:p>a20</text:p>
          </table:table-cell>
        </table:table-row>
        <table:table-row table:style-name="ro1">
          <table:table-cell table:number-columns-repeated="3"/>
          <table:table-cell table:formula="of:=[.D38]+1" office:value-type="float" office:value="20">
            <text:p>20</text:p>
          </table:table-cell>
          <table:table-cell table:formula="of:=CONCATENATE(&quot;b&quot;;[.D40])" office:value-type="string" office:string-value="b20">
            <text:p>b20</text:p>
          </table:table-cell>
        </table:table-row>
        <table:table-row table:style-name="ro1">
          <table:table-cell table:number-columns-repeated="3"/>
          <table:table-cell table:formula="of:=[.D39]+1" office:value-type="float" office:value="21">
            <text:p>21</text:p>
          </table:table-cell>
          <table:table-cell table:formula="of:=CONCATENATE(&quot;a&quot;;[.D41])" office:value-type="string" office:string-value="a21">
            <text:p>a21</text:p>
          </table:table-cell>
        </table:table-row>
        <table:table-row table:style-name="ro1">
          <table:table-cell table:number-columns-repeated="3"/>
          <table:table-cell table:formula="of:=[.D40]+1" office:value-type="float" office:value="21">
            <text:p>21</text:p>
          </table:table-cell>
          <table:table-cell table:formula="of:=CONCATENATE(&quot;b&quot;;[.D42])" office:value-type="string" office:string-value="b21">
            <text:p>b21</text:p>
          </table:table-cell>
        </table:table-row>
        <table:table-row table:style-name="ro1">
          <table:table-cell table:number-columns-repeated="3"/>
          <table:table-cell table:formula="of:=[.D41]+1" office:value-type="float" office:value="22">
            <text:p>22</text:p>
          </table:table-cell>
          <table:table-cell table:formula="of:=CONCATENATE(&quot;a&quot;;[.D43])" office:value-type="string" office:string-value="a22">
            <text:p>a22</text:p>
          </table:table-cell>
        </table:table-row>
        <table:table-row table:style-name="ro1">
          <table:table-cell table:number-columns-repeated="3"/>
          <table:table-cell table:formula="of:=[.D42]+1" office:value-type="float" office:value="22">
            <text:p>22</text:p>
          </table:table-cell>
          <table:table-cell table:formula="of:=CONCATENATE(&quot;b&quot;;[.D44])" office:value-type="string" office:string-value="b22">
            <text:p>b22</text:p>
          </table:table-cell>
        </table:table-row>
        <table:table-row table:style-name="ro1">
          <table:table-cell table:number-columns-repeated="3"/>
          <table:table-cell table:formula="of:=[.D43]+1" office:value-type="float" office:value="23">
            <text:p>23</text:p>
          </table:table-cell>
          <table:table-cell table:formula="of:=CONCATENATE(&quot;a&quot;;[.D45])" office:value-type="string" office:string-value="a23">
            <text:p>a23</text:p>
          </table:table-cell>
        </table:table-row>
        <table:table-row table:style-name="ro1">
          <table:table-cell table:number-columns-repeated="3"/>
          <table:table-cell table:formula="of:=[.D44]+1" office:value-type="float" office:value="23">
            <text:p>23</text:p>
          </table:table-cell>
          <table:table-cell table:formula="of:=CONCATENATE(&quot;b&quot;;[.D46])" office:value-type="string" office:string-value="b23">
            <text:p>b23</text:p>
          </table:table-cell>
        </table:table-row>
        <table:table-row table:style-name="ro1">
          <table:table-cell table:number-columns-repeated="3"/>
          <table:table-cell table:formula="of:=[.D45]+1" office:value-type="float" office:value="24">
            <text:p>24</text:p>
          </table:table-cell>
          <table:table-cell table:formula="of:=CONCATENATE(&quot;a&quot;;[.D47])" office:value-type="string" office:string-value="a24">
            <text:p>a24</text:p>
          </table:table-cell>
        </table:table-row>
        <table:table-row table:style-name="ro1">
          <table:table-cell table:number-columns-repeated="3"/>
          <table:table-cell table:formula="of:=[.D46]+1" office:value-type="float" office:value="24">
            <text:p>24</text:p>
          </table:table-cell>
          <table:table-cell table:formula="of:=CONCATENATE(&quot;b&quot;;[.D48])" office:value-type="string" office:string-value="b24">
            <text:p>b24</text:p>
          </table:table-cell>
        </table:table-row>
        <table:table-row table:style-name="ro1">
          <table:table-cell table:number-columns-repeated="3"/>
          <table:table-cell table:formula="of:=[.D47]+1" office:value-type="float" office:value="25">
            <text:p>25</text:p>
          </table:table-cell>
          <table:table-cell table:formula="of:=CONCATENATE(&quot;a&quot;;[.D49])" office:value-type="string" office:string-value="a25">
            <text:p>a25</text:p>
          </table:table-cell>
        </table:table-row>
        <table:table-row table:style-name="ro1">
          <table:table-cell table:number-columns-repeated="3"/>
          <table:table-cell table:formula="of:=[.D48]+1" office:value-type="float" office:value="25">
            <text:p>25</text:p>
          </table:table-cell>
          <table:table-cell table:formula="of:=CONCATENATE(&quot;b&quot;;[.D50])" office:value-type="string" office:string-value="b25">
            <text:p>b25</text:p>
          </table:table-cell>
        </table:table-row>
        <table:table-row table:style-name="ro1">
          <table:table-cell table:number-columns-repeated="3"/>
          <table:table-cell table:formula="of:=[.D49]+1" office:value-type="float" office:value="26">
            <text:p>26</text:p>
          </table:table-cell>
          <table:table-cell table:formula="of:=CONCATENATE(&quot;a&quot;;[.D51])" office:value-type="string" office:string-value="a26">
            <text:p>a26</text:p>
          </table:table-cell>
        </table:table-row>
        <table:table-row table:style-name="ro1">
          <table:table-cell table:number-columns-repeated="3"/>
          <table:table-cell table:formula="of:=[.D50]+1" office:value-type="float" office:value="26">
            <text:p>26</text:p>
          </table:table-cell>
          <table:table-cell table:formula="of:=CONCATENATE(&quot;b&quot;;[.D52])" office:value-type="string" office:string-value="b26">
            <text:p>b26</text:p>
          </table:table-cell>
        </table:table-row>
        <table:table-row table:style-name="ro1">
          <table:table-cell table:number-columns-repeated="3"/>
          <table:table-cell table:formula="of:=[.D51]+1" office:value-type="float" office:value="27">
            <text:p>27</text:p>
          </table:table-cell>
          <table:table-cell table:formula="of:=CONCATENATE(&quot;a&quot;;[.D53])" office:value-type="string" office:string-value="a27">
            <text:p>a27</text:p>
          </table:table-cell>
        </table:table-row>
        <table:table-row table:style-name="ro1">
          <table:table-cell table:number-columns-repeated="3"/>
          <table:table-cell table:formula="of:=[.D52]+1" office:value-type="float" office:value="27">
            <text:p>27</text:p>
          </table:table-cell>
          <table:table-cell table:formula="of:=CONCATENATE(&quot;b&quot;;[.D54])" office:value-type="string" office:string-value="b27">
            <text:p>b27</text:p>
          </table:table-cell>
        </table:table-row>
        <table:table-row table:style-name="ro1">
          <table:table-cell table:number-columns-repeated="3"/>
          <table:table-cell table:formula="of:=[.D53]+1" office:value-type="float" office:value="28">
            <text:p>28</text:p>
          </table:table-cell>
          <table:table-cell table:formula="of:=CONCATENATE(&quot;a&quot;;[.D55])" office:value-type="string" office:string-value="a28">
            <text:p>a28</text:p>
          </table:table-cell>
        </table:table-row>
        <table:table-row table:style-name="ro1">
          <table:table-cell table:number-columns-repeated="3"/>
          <table:table-cell table:formula="of:=[.D54]+1" office:value-type="float" office:value="28">
            <text:p>28</text:p>
          </table:table-cell>
          <table:table-cell table:formula="of:=CONCATENATE(&quot;b&quot;;[.D56])" office:value-type="string" office:string-value="b28">
            <text:p>b28</text:p>
          </table:table-cell>
        </table:table-row>
        <table:table-row table:style-name="ro1">
          <table:table-cell table:number-columns-repeated="3"/>
          <table:table-cell table:formula="of:=[.D55]+1" office:value-type="float" office:value="29">
            <text:p>29</text:p>
          </table:table-cell>
          <table:table-cell table:formula="of:=CONCATENATE(&quot;a&quot;;[.D57])" office:value-type="string" office:string-value="a29">
            <text:p>a29</text:p>
          </table:table-cell>
        </table:table-row>
        <table:table-row table:style-name="ro1">
          <table:table-cell table:number-columns-repeated="3"/>
          <table:table-cell table:formula="of:=[.D56]+1" office:value-type="float" office:value="29">
            <text:p>29</text:p>
          </table:table-cell>
          <table:table-cell table:formula="of:=CONCATENATE(&quot;b&quot;;[.D58])" office:value-type="string" office:string-value="b29">
            <text:p>b29</text:p>
          </table:table-cell>
        </table:table-row>
        <table:table-row table:style-name="ro1">
          <table:table-cell table:number-columns-repeated="3"/>
          <table:table-cell table:formula="of:=[.D57]+1" office:value-type="float" office:value="30">
            <text:p>30</text:p>
          </table:table-cell>
          <table:table-cell table:formula="of:=CONCATENATE(&quot;a&quot;;[.D59])" office:value-type="string" office:string-value="a30">
            <text:p>a30</text:p>
          </table:table-cell>
        </table:table-row>
        <table:table-row table:style-name="ro1">
          <table:table-cell table:number-columns-repeated="3"/>
          <table:table-cell table:formula="of:=[.D58]+1" office:value-type="float" office:value="30">
            <text:p>30</text:p>
          </table:table-cell>
          <table:table-cell table:formula="of:=CONCATENATE(&quot;b&quot;;[.D60])" office:value-type="string" office:string-value="b30">
            <text:p>b30</text:p>
          </table:table-cell>
        </table:table-row>
        <table:table-row table:style-name="ro1">
          <table:table-cell table:number-columns-repeated="3"/>
          <table:table-cell table:formula="of:=[.D59]+1" office:value-type="float" office:value="31">
            <text:p>31</text:p>
          </table:table-cell>
          <table:table-cell table:formula="of:=CONCATENATE(&quot;a&quot;;[.D61])" office:value-type="string" office:string-value="a31">
            <text:p>a31</text:p>
          </table:table-cell>
        </table:table-row>
        <table:table-row table:style-name="ro1">
          <table:table-cell table:number-columns-repeated="3"/>
          <table:table-cell table:formula="of:=[.D60]+1" office:value-type="float" office:value="31">
            <text:p>31</text:p>
          </table:table-cell>
          <table:table-cell table:formula="of:=CONCATENATE(&quot;b&quot;;[.D62])" office:value-type="string" office:string-value="b31">
            <text:p>b31</text:p>
          </table:table-cell>
        </table:table-row>
        <table:table-row table:style-name="ro1">
          <table:table-cell table:number-columns-repeated="3"/>
          <table:table-cell table:formula="of:=[.D61]+1" office:value-type="float" office:value="32">
            <text:p>32</text:p>
          </table:table-cell>
          <table:table-cell table:formula="of:=CONCATENATE(&quot;a&quot;;[.D63])" office:value-type="string" office:string-value="a32">
            <text:p>a32</text:p>
          </table:table-cell>
        </table:table-row>
        <table:table-row table:style-name="ro1">
          <table:table-cell table:number-columns-repeated="3"/>
          <table:table-cell table:formula="of:=[.D62]+1" office:value-type="float" office:value="32">
            <text:p>32</text:p>
          </table:table-cell>
          <table:table-cell table:formula="of:=CONCATENATE(&quot;b&quot;;[.D64])" office:value-type="string" office:string-value="b32">
            <text:p>b3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6/24/2017</text:date>, <text:time>23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28:44.78</meta:creation-date>
    <meta:generator>OpenOffice/4.1.2$Win32 OpenOffice.org_project/412m3$Build-9782</meta:generator>
    <dc:date>2017-06-24T23:38:12.71</dc:date>
    <meta:editing-duration>PT37M18S</meta:editing-duration>
    <meta:editing-cycles>5</meta:editing-cycles>
    <dc:creator>Boris </dc:creator>
    <meta:document-statistic meta:table-count="3" meta:cell-count="419" meta:object-count="0"/>
  </office:meta>
</office:document-meta>
</file>